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B20000024584179B9FE80B92A3.png" manifest:media-type="image/png"/>
  <manifest:file-entry manifest:full-path="Pictures/10000000000005300000028325FC60805AE01E18.png" manifest:media-type="image/png"/>
  <manifest:file-entry manifest:full-path="Pictures/100000000000046F0000023743BE2860ACEAFE2C.png" manifest:media-type="image/png"/>
  <manifest:file-entry manifest:full-path="Pictures/100000000000048800000222673684A04B2784C5.png" manifest:media-type="image/png"/>
  <manifest:file-entry manifest:full-path="Pictures/10000000000004B800000245F7FB218F2A05588D.png" manifest:media-type="image/png"/>
  <manifest:file-entry manifest:full-path="Pictures/10000000000004F20000020482771BB640D990A8.png" manifest:media-type="image/png"/>
  <manifest:file-entry manifest:full-path="Pictures/1000000000000498000001776B4B38118920C2D7.png" manifest:media-type="image/png"/>
  <manifest:file-entry manifest:full-path="Pictures/1000000000000480000002769EBAACA93842FAD7.png" manifest:media-type="image/png"/>
  <manifest:file-entry manifest:full-path="Pictures/10000000000003BC0000024E5A79291D1AD286A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9cm" svg:height="15.607cm" svg:x="1.905cm" svg:y="0.143cm">
          <draw:image xlink:href="Pictures/10000000000003BC0000024E5A79291D1AD286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31cm" svg:x="0.001cm" svg:y="0.44cm">
          <draw:image xlink:href="Pictures/1000000000000480000002769EBAACA93842FAD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8.927cm" svg:x="0.001cm" svg:y="3.175cm">
          <draw:image xlink:href="Pictures/1000000000000498000001776B4B38118920C2D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3.465cm" svg:x="0.001cm" svg:y="1.14cm">
          <draw:image xlink:href="Pictures/10000000000004B800000245F7FB218F2A05588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3.178cm" svg:x="0.001cm" svg:y="1.427cm">
          <draw:image xlink:href="Pictures/100000000000048800000222673684A04B2784C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3.986cm" svg:x="0.001cm" svg:y="0.635cm">
          <draw:image xlink:href="Pictures/100000000000046F0000023743BE2860ACEAFE2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3.533cm" svg:x="0cm" svg:y="1.072cm">
          <draw:image xlink:href="Pictures/10000000000004B20000024584179B9FE80B92A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3.555cm" svg:x="-0.635cm" svg:y="0.635cm">
          <draw:image xlink:href="Pictures/10000000000005300000028325FC60805AE01E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1.41cm" svg:x="-0.059cm" svg:y="3.175cm">
          <draw:image xlink:href="Pictures/10000000000004F20000020482771BB640D990A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presentation:notes draw:style-name="dp1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7:35:51.517854828</meta:creation-date>
    <dc:date>2024-01-24T16:28:58.540555331</dc:date>
    <meta:editing-duration>P3DT19M26S</meta:editing-duration>
    <meta:editing-cycles>62</meta:editing-cycles>
    <meta:generator>LibreOffice/7.6.3.2$Linux_X86_64 LibreOffice_project/4fe86607b5ac922e55f140471fda9b60bdaa980d</meta:generator>
    <meta:document-statistic meta:object-count="90"/>
  </office:meta>
</office:document-meta>
</file>